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style-name="ce5" table:number-columns-repeated="2"/>
          <table:table-cell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office:value-type="float" office:value="378" calcext:value-type="float">
            <text:p>378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style-name="ce5" table:number-columns-repeated="2"/>
          <table:table-cell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style-name="ce5" table:number-columns-repeated="2"/>
          <table:table-cell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style-name="ce5" table:number-columns-repeated="2"/>
          <table:table-cell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style-name="ce5" table:number-columns-repeated="2"/>
          <table:table-cell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style-name="ce5" table:number-columns-repeated="2"/>
          <table:table-cell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table:number-columns-repeated="2" office:value-type="float" office:value="309" calcext:value-type="float">
            <text:p>309</text:p>
          </table:table-cell>
          <table:table-cell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3" calcext:value-type="float">
            <text:p>0.0404939663050053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4" calcext:value-type="float">
            <text:p>3.40746561110684E-05</text:p>
          </table:table-cell>
          <table:table-cell table:formula="of:=[.N257]*1000" office:value-type="float" office:value="0.0340746561110684" calcext:value-type="float">
            <text:p>0.0340746561110684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table:number-columns-repeated="2"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3"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" calcext:value-type="float">
            <text:p>3.8322850478986E-05</text:p>
          </table:table-cell>
          <table:table-cell table:formula="of:=[.N263]*1000" office:value-type="float" office:value="0.038322850478986" calcext:value-type="float">
            <text:p>0.038322850478986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office:value-type="float" office:value="327" calcext:value-type="float">
            <text:p>327</text:p>
          </table:table-cell>
          <table:table-cell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4" calcext:value-type="float">
            <text:p>3.50764842743014E-05</text:p>
          </table:table-cell>
          <table:table-cell table:formula="of:=[.N268]*1000" office:value-type="float" office:value="0.0350764842743014" calcext:value-type="float">
            <text:p>0.0350764842743014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1" calcext:value-type="float">
            <text:p>25.5094339622641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1" calcext:value-type="float">
            <text:p>2.25023342670401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899" calcext:value-type="float">
            <text:p>2.1587714947089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69" calcext:value-type="float">
            <text:p>3.79956060453569E-05</text:p>
          </table:table-cell>
          <table:table-cell table:formula="of:=[.N288]*1000" office:value-type="float" office:value="0.0379956060453569" calcext:value-type="float">
            <text:p>0.0379956060453569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6" calcext:value-type="float">
            <text:p>3.69088711606376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5" calcext:value-type="float">
            <text:p>25.2367346938775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7" calcext:value-type="float">
            <text:p>3.71111902524167E-05</text:p>
          </table:table-cell>
          <table:table-cell table:formula="of:=[.N305]*1000" office:value-type="float" office:value="0.0371111902524167" calcext:value-type="float">
            <text:p>0.0371111902524167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09" calcext:value-type="float">
            <text:p>2.17739333444309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7" calcext:value-type="float">
            <text:p>3.56730396488747E-05</text:p>
          </table:table-cell>
          <table:table-cell table:formula="of:=[.N311]*1000" office:value-type="float" office:value="0.0356730396488747" calcext:value-type="float">
            <text:p>0.0356730396488747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3"/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office:value-type="float" office:value="47.9" calcext:value-type="float">
            <text:p>47.9</text:p>
          </table:table-cell>
          <table:table-cell table:formula="of:=[.B317]*60" office:value-type="float" office:value="2874" calcext:value-type="float">
            <text:p>2874</text:p>
          </table:table-cell>
          <table:table-cell office:value-type="float" office:value="20.2" calcext:value-type="float">
            <text:p>20.2</text:p>
          </table:table-cell>
          <table:table-cell office:value-type="float" office:value="337" calcext:value-type="float">
            <text:p>33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17]/[.B317]*60" office:value-type="float" office:value="25.3027139874739" calcext:value-type="float">
            <text:p>25.3027139874739</text:p>
          </table:table-cell>
          <table:table-cell table:formula="of:=[.D317]/[.C317]/[.E317]" office:value-type="float" office:value="0.0000208561770420985" calcext:value-type="float">
            <text:p>2.08561770420985E-05</text:p>
          </table:table-cell>
          <table:table-cell table:formula="of:=[.M317] * 1.60934" office:value-type="float" office:value="0.0000335646799609308" calcext:value-type="float">
            <text:p>3.35646799609308E-05</text:p>
          </table:table-cell>
          <table:table-cell table:formula="of:=[.N317]*1000" office:value-type="float" office:value="0.0335646799609308" calcext:value-type="float">
            <text:p>0.0335646799609308</text:p>
          </table:table-cell>
          <table:table-cell table:formula="of:=[.O317]*[.E317]" office:value-type="float" office:value="11.3112971468337" calcext:value-type="float">
            <text:p>11.3112971468337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6.2" calcext:value-type="float">
            <text:p>46.2</text:p>
          </table:table-cell>
          <table:table-cell table:formula="of:=[.B318]*60" office:value-type="float" office:value="2772" calcext:value-type="float">
            <text:p>2772</text:p>
          </table:table-cell>
          <table:table-cell office:value-type="float" office:value="19.77" calcext:value-type="float">
            <text:p>19.77</text:p>
          </table:table-cell>
          <table:table-cell office:value-type="float" office:value="320" calcext:value-type="float">
            <text:p>32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table:formula="of:=[.D318]/[.B318]*60" office:value-type="float" office:value="25.6753246753247" calcext:value-type="float">
            <text:p>25.6753246753247</text:p>
          </table:table-cell>
          <table:table-cell table:formula="of:=[.D318]/[.C318]/[.E318]" office:value-type="float" office:value="0.0000222876082251082" calcext:value-type="float">
            <text:p>2.22876082251082E-05</text:p>
          </table:table-cell>
          <table:table-cell table:formula="of:=[.M318] * 1.60934" office:value-type="float" office:value="0.0000358683394209957" calcext:value-type="float">
            <text:p>3.58683394209957E-05</text:p>
          </table:table-cell>
          <table:table-cell table:formula="of:=[.N318]*1000" office:value-type="float" office:value="0.0358683394209957" calcext:value-type="float">
            <text:p>0.0358683394209957</text:p>
          </table:table-cell>
          <table:table-cell table:formula="of:=[.O318]*[.E318]" office:value-type="float" office:value="11.4778686147186" calcext:value-type="float">
            <text:p>11.4778686147186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46.9" calcext:value-type="float">
            <text:p>46.9</text:p>
          </table:table-cell>
          <table:table-cell table:formula="of:=[.B319]*60" office:value-type="float" office:value="2814" calcext:value-type="float">
            <text:p>2814</text:p>
          </table:table-cell>
          <table:table-cell office:value-type="float" office:value="19.61" calcext:value-type="float">
            <text:p>19.61</text:p>
          </table:table-cell>
          <table:table-cell office:value-type="float" office:value="304" calcext:value-type="float">
            <text:p>30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D319]/[.B319]*60" office:value-type="float" office:value="25.0874200426439" calcext:value-type="float">
            <text:p>25.0874200426439</text:p>
          </table:table-cell>
          <table:table-cell table:formula="of:=[.D319]/[.C319]/[.E319]" office:value-type="float" office:value="0.0000229234466763925" calcext:value-type="float">
            <text:p>2.29234466763925E-05</text:p>
          </table:table-cell>
          <table:table-cell table:formula="of:=[.M319] * 1.60934" office:value-type="float" office:value="0.0000368916196741855" calcext:value-type="float">
            <text:p>3.68916196741855E-05</text:p>
          </table:table-cell>
          <table:table-cell table:formula="of:=[.N319]*1000" office:value-type="float" office:value="0.0368916196741855" calcext:value-type="float">
            <text:p>0.0368916196741855</text:p>
          </table:table-cell>
          <table:table-cell table:formula="of:=[.O319]*[.E319]" office:value-type="float" office:value="11.2150523809524" calcext:value-type="float">
            <text:p>11.2150523809524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04/21/22</text:p>
          </table:table-cell>
          <table:table-cell office:value-type="float" office:value="49.6" calcext:value-type="float">
            <text:p>49.6</text:p>
          </table:table-cell>
          <table:table-cell table:formula="of:=[.B320]*60" office:value-type="float" office:value="2976" calcext:value-type="float">
            <text:p>297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640" calcext:value-type="float">
            <text:p>640</text:p>
          </table:table-cell>
          <table:table-cell office:value-type="float" office:value="551" calcext:value-type="float">
            <text:p>551</text:p>
          </table:table-cell>
          <table:table-cell table:formula="of:=[.D320]/[.B320]*60" office:value-type="float" office:value="21.7741935483871" calcext:value-type="float">
            <text:p>21.7741935483871</text:p>
          </table:table-cell>
          <table:table-cell table:formula="of:=[.D320]/[.C320]/[.E320]" office:value-type="float" office:value="0.0000276182059213433" calcext:value-type="float">
            <text:p>2.76182059213433E-05</text:p>
          </table:table-cell>
          <table:table-cell table:formula="of:=[.M320] * 1.60934" office:value-type="float" office:value="0.0000444470835174547" calcext:value-type="float">
            <text:p>4.44470835174547E-05</text:p>
          </table:table-cell>
          <table:table-cell table:formula="of:=[.N320]*1000" office:value-type="float" office:value="0.0444470835174547" calcext:value-type="float">
            <text:p>0.0444470835174547</text:p>
          </table:table-cell>
          <table:table-cell table:formula="of:=[.O320]*[.E320]" office:value-type="float" office:value="9.73391129032258" calcext:value-type="float">
            <text:p>9.73391129032258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04/22/22</text:p>
          </table:table-cell>
          <table:table-cell office:value-type="float" office:value="47.1" calcext:value-type="float">
            <text:p>47.1</text:p>
          </table:table-cell>
          <table:table-cell table:formula="of:=[.B321]*60" office:value-type="float" office:value="2826" calcext:value-type="float">
            <text:p>2826</text:p>
          </table:table-cell>
          <table:table-cell office:value-type="float" office:value="19.11" calcext:value-type="float">
            <text:p>19.11</text:p>
          </table:table-cell>
          <table:table-cell office:value-type="float" office:value="273" calcext:value-type="float">
            <text:p>273</text:p>
          </table:table-cell>
          <table:table-cell office:value-type="float" office:value="42.4" calcext:value-type="float">
            <text:p>42.4</text:p>
          </table:table-cell>
          <table:table-cell/>
          <table:table-cell table:number-columns-repeated="2" office:value-type="float" office:value="285" calcext:value-type="float">
            <text:p>285</text:p>
          </table:table-cell>
          <table:table-cell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table:formula="of:=[.D321]/[.B321]*60" office:value-type="float" office:value="24.343949044586" calcext:value-type="float">
            <text:p>24.343949044586</text:p>
          </table:table-cell>
          <table:table-cell table:formula="of:=[.D321]/[.C321]/[.E321]" office:value-type="float" office:value="0.0000247699929228592" calcext:value-type="float">
            <text:p>2.47699929228592E-05</text:p>
          </table:table-cell>
          <table:table-cell table:formula="of:=[.M321] * 1.60934" office:value-type="float" office:value="0.0000398633404104742" calcext:value-type="float">
            <text:p>3.98633404104742E-05</text:p>
          </table:table-cell>
          <table:table-cell table:formula="of:=[.N321]*1000" office:value-type="float" office:value="0.0398633404104742" calcext:value-type="float">
            <text:p>0.0398633404104742</text:p>
          </table:table-cell>
          <table:table-cell table:formula="of:=[.O321]*[.E321]" office:value-type="float" office:value="10.8826919320594" calcext:value-type="float">
            <text:p>10.8826919320594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04/23/22</text:p>
          </table:table-cell>
          <table:table-cell office:value-type="float" office:value="47.8" calcext:value-type="float">
            <text:p>47.8</text:p>
          </table:table-cell>
          <table:table-cell table:formula="of:=[.B322]*60" office:value-type="float" office:value="2868" calcext:value-type="float">
            <text:p>2868</text:p>
          </table:table-cell>
          <table:table-cell office:value-type="float" office:value="19.31" calcext:value-type="float">
            <text:p>19.31</text:p>
          </table:table-cell>
          <table:table-cell office:value-type="float" office:value="271" calcext:value-type="float">
            <text:p>271</text:p>
          </table:table-cell>
          <table:table-cell office:value-type="float" office:value="43.3" calcext:value-type="float">
            <text:p>43.3</text:p>
          </table:table-cell>
          <table:table-cell office:value-type="float" office:value="17.85" calcext:value-type="float">
            <text:p>17.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office:value-type="float" office:value="676" calcext:value-type="float">
            <text:p>676</text:p>
          </table:table-cell>
          <table:table-cell table:formula="of:=[.D322]/[.B322]*60" office:value-type="float" office:value="24.2384937238494" calcext:value-type="float">
            <text:p>24.2384937238494</text:p>
          </table:table-cell>
          <table:table-cell table:formula="of:=[.D322]/[.C322]/[.E322]" office:value-type="float" office:value="0.0000248447045139907" calcext:value-type="float">
            <text:p>2.48447045139907E-05</text:p>
          </table:table-cell>
          <table:table-cell table:formula="of:=[.M322] * 1.60934" office:value-type="float" office:value="0.0000399835767625459" calcext:value-type="float">
            <text:p>3.99835767625459E-05</text:p>
          </table:table-cell>
          <table:table-cell table:formula="of:=[.N322]*1000" office:value-type="float" office:value="0.0399835767625459" calcext:value-type="float">
            <text:p>0.0399835767625459</text:p>
          </table:table-cell>
          <table:table-cell table:formula="of:=[.O322]*[.E322]" office:value-type="float" office:value="10.8355493026499" calcext:value-type="float">
            <text:p>10.835549302649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float" office:value="48" calcext:value-type="float">
            <text:p>48</text:p>
          </table:table-cell>
          <table:table-cell table:formula="of:=[.B323]*60" office:value-type="float" office:value="2880" calcext:value-type="float">
            <text:p>2880</text:p>
          </table:table-cell>
          <table:table-cell office:value-type="float" office:value="19.4" calcext:value-type="float">
            <text:p>19.4</text:p>
          </table:table-cell>
          <table:table-cell office:value-type="float" office:value="282" calcext:value-type="float">
            <text:p>282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795" calcext:value-type="float">
            <text:p>795</text:p>
          </table:table-cell>
          <table:table-cell office:value-type="float" office:value="710" calcext:value-type="float">
            <text:p>710</text:p>
          </table:table-cell>
          <table:table-cell table:formula="of:=[.D323]/[.B323]*60" office:value-type="float" office:value="24.25" calcext:value-type="float">
            <text:p>24.25</text:p>
          </table:table-cell>
          <table:table-cell table:formula="of:=[.D323]/[.C323]/[.E323]" office:value-type="float" office:value="0.0000238869188337273" calcext:value-type="float">
            <text:p>2.38869188337273E-05</text:p>
          </table:table-cell>
          <table:table-cell table:formula="of:=[.M323] * 1.60934" office:value-type="float" office:value="0.0000384421739558708" calcext:value-type="float">
            <text:p>3.84421739558708E-05</text:p>
          </table:table-cell>
          <table:table-cell table:formula="of:=[.N323]*1000" office:value-type="float" office:value="0.0384421739558708" calcext:value-type="float">
            <text:p>0.0384421739558708</text:p>
          </table:table-cell>
          <table:table-cell table:formula="of:=[.O323]*[.E323]" office:value-type="float" office:value="10.8406930555556" calcext:value-type="float">
            <text:p>10.8406930555556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04/26/22</text:p>
          </table:table-cell>
          <table:table-cell office:value-type="float" office:value="53.5" calcext:value-type="float">
            <text:p>53.5</text:p>
          </table:table-cell>
          <table:table-cell table:formula="of:=[.B324]*60" office:value-type="float" office:value="3210" calcext:value-type="float">
            <text:p>3210</text:p>
          </table:table-cell>
          <table:table-cell office:value-type="float" office:value="19.92" calcext:value-type="float">
            <text:p>19.92</text:p>
          </table:table-cell>
          <table:table-cell office:value-type="float" office:value="295" calcext:value-type="float">
            <text:p>29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27" calcext:value-type="float">
            <text:p>827</text:p>
          </table:table-cell>
          <table:table-cell office:value-type="float" office:value="746" calcext:value-type="float">
            <text:p>746</text:p>
          </table:table-cell>
          <table:table-cell table:formula="of:=[.D324]/[.B324]*60" office:value-type="float" office:value="22.3401869158879" calcext:value-type="float">
            <text:p>22.3401869158879</text:p>
          </table:table-cell>
          <table:table-cell table:formula="of:=[.D324]/[.C324]/[.E324]" office:value-type="float" office:value="0.000021035957547917" calcext:value-type="float">
            <text:p>2.1035957547917E-05</text:p>
          </table:table-cell>
          <table:table-cell table:formula="of:=[.M324] * 1.60934" office:value-type="float" office:value="0.0000338540079201647" calcext:value-type="float">
            <text:p>3.38540079201647E-05</text:p>
          </table:table-cell>
          <table:table-cell table:formula="of:=[.N324]*1000" office:value-type="float" office:value="0.0338540079201647" calcext:value-type="float">
            <text:p>0.0338540079201647</text:p>
          </table:table-cell>
          <table:table-cell table:formula="of:=[.O324]*[.E324]" office:value-type="float" office:value="9.9869323364486" calcext:value-type="float">
            <text:p>9.9869323364486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04/27/22</text:p>
          </table:table-cell>
          <table:table-cell office:value-type="float" office:value="48.2" calcext:value-type="float">
            <text:p>48.2</text:p>
          </table:table-cell>
          <table:table-cell table:formula="of:=[.B325]*60" office:value-type="float" office:value="2892" calcext:value-type="float">
            <text:p>2892</text:p>
          </table:table-cell>
          <table:table-cell office:value-type="float" office:value="19.71" calcext:value-type="float">
            <text:p>19.71</text:p>
          </table:table-cell>
          <table:table-cell office:value-type="float" office:value="284" calcext:value-type="float">
            <text:p>284</text:p>
          </table:table-cell>
          <table:table-cell office:value-type="float" office:value="44.8" calcext:value-type="float">
            <text:p>44.8</text:p>
          </table:table-cell>
          <table:table-cell office:value-type="float" office:value="18.68" calcext:value-type="float">
            <text:p>18.68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table:formula="of:=[.D325]/[.B325]*60" office:value-type="float" office:value="24.5352697095436" calcext:value-type="float">
            <text:p>24.5352697095436</text:p>
          </table:table-cell>
          <table:table-cell table:formula="of:=[.D325]/[.C325]/[.E325]" office:value-type="float" office:value="0.0000239977207644205" calcext:value-type="float">
            <text:p>2.39977207644205E-05</text:p>
          </table:table-cell>
          <table:table-cell table:formula="of:=[.M325] * 1.60934" office:value-type="float" office:value="0.0000386204919350126" calcext:value-type="float">
            <text:p>3.86204919350126E-05</text:p>
          </table:table-cell>
          <table:table-cell table:formula="of:=[.N325]*1000" office:value-type="float" office:value="0.0386204919350126" calcext:value-type="float">
            <text:p>0.0386204919350126</text:p>
          </table:table-cell>
          <table:table-cell table:formula="of:=[.O325]*[.E325]" office:value-type="float" office:value="10.9682197095436" calcext:value-type="float">
            <text:p>10.9682197095436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04/28/22</text:p>
          </table:table-cell>
          <table:table-cell office:value-type="float" office:value="50.8" calcext:value-type="float">
            <text:p>50.8</text:p>
          </table:table-cell>
          <table:table-cell table:formula="of:=[.B326]*60" office:value-type="float" office:value="3048" calcext:value-type="float">
            <text:p>3048</text:p>
          </table:table-cell>
          <table:table-cell office:value-type="float" office:value="20.82" calcext:value-type="float">
            <text:p>20.82</text:p>
          </table:table-cell>
          <table:table-cell office:value-type="float" office:value="289" calcext:value-type="float">
            <text:p>289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office:value-type="float" office:value="835" calcext:value-type="float">
            <text:p>835</text:p>
          </table:table-cell>
          <table:table-cell office:value-type="float" office:value="754" calcext:value-type="float">
            <text:p>754</text:p>
          </table:table-cell>
          <table:table-cell table:formula="of:=[.D326]/[.B326]*60" office:value-type="float" office:value="24.5905511811024" calcext:value-type="float">
            <text:p>24.5905511811024</text:p>
          </table:table-cell>
          <table:table-cell table:formula="of:=[.D326]/[.C326]/[.E326]" office:value-type="float" office:value="0.0000236356701087105" calcext:value-type="float">
            <text:p>2.36356701087105E-05</text:p>
          </table:table-cell>
          <table:table-cell table:formula="of:=[.M326] * 1.60934" office:value-type="float" office:value="0.0000380378293327521" calcext:value-type="float">
            <text:p>3.80378293327521E-05</text:p>
          </table:table-cell>
          <table:table-cell table:formula="of:=[.N326]*1000" office:value-type="float" office:value="0.0380378293327521" calcext:value-type="float">
            <text:p>0.0380378293327521</text:p>
          </table:table-cell>
          <table:table-cell table:formula="of:=[.O326]*[.E326]" office:value-type="float" office:value="10.9929326771654" calcext:value-type="float">
            <text:p>10.9929326771654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04/29/22</text:p>
          </table:table-cell>
          <table:table-cell office:value-type="float" office:value="50.5" calcext:value-type="float">
            <text:p>50.5</text:p>
          </table:table-cell>
          <table:table-cell table:formula="of:=[.B327]*60" office:value-type="float" office:value="3030" calcext:value-type="float">
            <text:p>3030</text:p>
          </table:table-cell>
          <table:table-cell office:value-type="float" office:value="21.28" calcext:value-type="float">
            <text:p>21.28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880" calcext:value-type="float">
            <text:p>880</text:p>
          </table:table-cell>
          <table:table-cell office:value-type="float" office:value="799" calcext:value-type="float">
            <text:p>799</text:p>
          </table:table-cell>
          <table:table-cell table:formula="of:=[.D327]/[.B327]*60" office:value-type="float" office:value="25.2831683168317" calcext:value-type="float">
            <text:p>25.2831683168317</text:p>
          </table:table-cell>
          <table:table-cell table:formula="of:=[.D327]/[.C327]/[.E327]" office:value-type="float" office:value="0.0000226551687426807" calcext:value-type="float">
            <text:p>2.26551687426807E-05</text:p>
          </table:table-cell>
          <table:table-cell table:formula="of:=[.M327] * 1.60934" office:value-type="float" office:value="0.0000364598692643458" calcext:value-type="float">
            <text:p>3.64598692643458E-05</text:p>
          </table:table-cell>
          <table:table-cell table:formula="of:=[.N327]*1000" office:value-type="float" office:value="0.0364598692643458" calcext:value-type="float">
            <text:p>0.0364598692643458</text:p>
          </table:table-cell>
          <table:table-cell table:formula="of:=[.O327]*[.E327]" office:value-type="float" office:value="11.3025594719472" calcext:value-type="float">
            <text:p>11.3025594719472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04/30/22</text:p>
          </table:table-cell>
          <table:table-cell office:value-type="float" office:value="47" calcext:value-type="float">
            <text:p>47</text:p>
          </table:table-cell>
          <table:table-cell table:formula="of:=[.B328]*60" office:value-type="float" office:value="2820" calcext:value-type="float">
            <text:p>2820</text:p>
          </table:table-cell>
          <table:table-cell office:value-type="float" office:value="20.09" calcext:value-type="float">
            <text:p>20.09</text:p>
          </table:table-cell>
          <table:table-cell office:value-type="float" office:value="322" calcext:value-type="float">
            <text:p>322</text:p>
          </table:table-cell>
          <table:table-cell office:value-type="float" office:value="44.7" calcext:value-type="float">
            <text:p>44.7</text:p>
          </table:table-cell>
          <table:table-cell/>
          <table:table-cell table:number-columns-repeated="2" office:value-type="float" office:value="327" calcext:value-type="float">
            <text:p>327</text:p>
          </table:table-cell>
          <table:table-cell office:value-type="float" office:value="883" calcext:value-type="float">
            <text:p>883</text:p>
          </table:table-cell>
          <table:table-cell office:value-type="float" office:value="802" calcext:value-type="float">
            <text:p>802</text:p>
          </table:table-cell>
          <table:table-cell table:formula="of:=[.D328]/[.B328]*60" office:value-type="float" office:value="25.6468085106383" calcext:value-type="float">
            <text:p>25.6468085106383</text:p>
          </table:table-cell>
          <table:table-cell table:formula="of:=[.D328]/[.C328]/[.E328]" office:value-type="float" office:value="0.0000221245760098674" calcext:value-type="float">
            <text:p>2.21245760098674E-05</text:p>
          </table:table-cell>
          <table:table-cell table:formula="of:=[.M328] * 1.60934" office:value-type="float" office:value="0.00003560596515572" calcext:value-type="float">
            <text:p>3.560596515572E-05</text:p>
          </table:table-cell>
          <table:table-cell table:formula="of:=[.N328]*1000" office:value-type="float" office:value="0.03560596515572" calcext:value-type="float">
            <text:p>0.03560596515572</text:p>
          </table:table-cell>
          <table:table-cell table:formula="of:=[.O328]*[.E328]" office:value-type="float" office:value="11.4651207801418" calcext:value-type="float">
            <text:p>11.4651207801418</text:p>
          </table:table-cell>
          <table:table-cell table:number-columns-repeated="3"/>
        </table:table-row>
        <table:table-row table:style-name="ro1">
          <table:table-cell office:value-type="date" office:date-value="2022-05-01" calcext:value-type="date">
            <text:p>05/01/22</text:p>
          </table:table-cell>
          <table:table-cell office:value-type="float" office:value="48.9" calcext:value-type="float">
            <text:p>48.9</text:p>
          </table:table-cell>
          <table:table-cell table:formula="of:=[.B329]*60" office:value-type="float" office:value="2934" calcext:value-type="float">
            <text:p>2934</text:p>
          </table:table-cell>
          <table:table-cell office:value-type="float" office:value="20.15" calcext:value-type="float">
            <text:p>20.15</text:p>
          </table:table-cell>
          <table:table-cell office:value-type="float" office:value="301" calcext:value-type="float">
            <text:p>301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7" calcext:value-type="float">
            <text:p>847</text:p>
          </table:table-cell>
          <table:table-cell office:value-type="float" office:value="765" calcext:value-type="float">
            <text:p>765</text:p>
          </table:table-cell>
          <table:table-cell table:formula="of:=[.D329]/[.B329]*60" office:value-type="float" office:value="24.7239263803681" calcext:value-type="float">
            <text:p>24.7239263803681</text:p>
          </table:table-cell>
          <table:table-cell table:formula="of:=[.D329]/[.C329]/[.E329]" office:value-type="float" office:value="0.0000228164695278406" calcext:value-type="float">
            <text:p>2.28164695278406E-05</text:p>
          </table:table-cell>
          <table:table-cell table:formula="of:=[.M329] * 1.60934" office:value-type="float" office:value="0.000036719457069935" calcext:value-type="float">
            <text:p>3.6719457069935E-05</text:p>
          </table:table-cell>
          <table:table-cell table:formula="of:=[.N329]*1000" office:value-type="float" office:value="0.036719457069935" calcext:value-type="float">
            <text:p>0.036719457069935</text:p>
          </table:table-cell>
          <table:table-cell table:formula="of:=[.O329]*[.E329]" office:value-type="float" office:value="11.0525565780504" calcext:value-type="float">
            <text:p>11.0525565780504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float" office:value="51.4" calcext:value-type="float">
            <text:p>51.4</text:p>
          </table:table-cell>
          <table:table-cell table:formula="of:=[.B330]*60" office:value-type="float" office:value="3084" calcext:value-type="float">
            <text:p>3084</text:p>
          </table:table-cell>
          <table:table-cell office:value-type="float" office:value="21.37" calcext:value-type="float">
            <text:p>21.37</text:p>
          </table:table-cell>
          <table:table-cell office:value-type="float" office:value="310" calcext:value-type="float">
            <text:p>310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883" calcext:value-type="float">
            <text:p>883</text:p>
          </table:table-cell>
          <table:table-cell office:value-type="float" office:value="806" calcext:value-type="float">
            <text:p>806</text:p>
          </table:table-cell>
          <table:table-cell table:formula="of:=[.D330]/[.B330]*60" office:value-type="float" office:value="24.9455252918288" calcext:value-type="float">
            <text:p>24.9455252918288</text:p>
          </table:table-cell>
          <table:table-cell table:formula="of:=[.D330]/[.C330]/[.E330]" office:value-type="float" office:value="0.0000223526212292373" calcext:value-type="float">
            <text:p>2.23526212292373E-05</text:p>
          </table:table-cell>
          <table:table-cell table:formula="of:=[.M330] * 1.60934" office:value-type="float" office:value="0.0000359729674490607" calcext:value-type="float">
            <text:p>3.59729674490607E-05</text:p>
          </table:table-cell>
          <table:table-cell table:formula="of:=[.N330]*1000" office:value-type="float" office:value="0.0359729674490607" calcext:value-type="float">
            <text:p>0.0359729674490607</text:p>
          </table:table-cell>
          <table:table-cell table:formula="of:=[.O330]*[.E330]" office:value-type="float" office:value="11.1516199092088" calcext:value-type="float">
            <text:p>11.1516199092088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float" office:value="49.1" calcext:value-type="float">
            <text:p>49.1</text:p>
          </table:table-cell>
          <table:table-cell table:formula="of:=[.B331]*60" office:value-type="float" office:value="2946" calcext:value-type="float">
            <text:p>2946</text:p>
          </table:table-cell>
          <table:table-cell office:value-type="float" office:value="20.88" calcext:value-type="float">
            <text:p>20.88</text:p>
          </table:table-cell>
          <table:table-cell office:value-type="float" office:value="312" calcext:value-type="float">
            <text:p>312</text:p>
          </table:table-cell>
          <table:table-cell office:value-type="float" office:value="46.5" calcext:value-type="float">
            <text:p>46.5</text:p>
          </table:table-cell>
          <table:table-cell office:value-type="float" office:value="20.05" calcext:value-type="float">
            <text:p>20.05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331]/[.B331]*60" office:value-type="float" office:value="25.5152749490835" calcext:value-type="float">
            <text:p>25.5152749490835</text:p>
          </table:table-cell>
          <table:table-cell table:formula="of:=[.D331]/[.C331]/[.E331]" office:value-type="float" office:value="0.0000227165909446968" calcext:value-type="float">
            <text:p>2.27165909446968E-05</text:p>
          </table:table-cell>
          <table:table-cell table:formula="of:=[.M331] * 1.60934" office:value-type="float" office:value="0.0000365587184709384" calcext:value-type="float">
            <text:p>3.65587184709384E-05</text:p>
          </table:table-cell>
          <table:table-cell table:formula="of:=[.N331]*1000" office:value-type="float" office:value="0.0365587184709384" calcext:value-type="float">
            <text:p>0.0365587184709384</text:p>
          </table:table-cell>
          <table:table-cell table:formula="of:=[.O331]*[.E331]" office:value-type="float" office:value="11.4063201629328" calcext:value-type="float">
            <text:p>11.4063201629328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float" office:value="48" calcext:value-type="float">
            <text:p>48</text:p>
          </table:table-cell>
          <table:table-cell table:formula="of:=[.B332]*60" office:value-type="float" office:value="2880" calcext:value-type="float">
            <text:p>2880</text:p>
          </table:table-cell>
          <table:table-cell office:value-type="float" office:value="19.98" calcext:value-type="float">
            <text:p>19.98</text:p>
          </table:table-cell>
          <table:table-cell office:value-type="float" office:value="304" calcext:value-type="float">
            <text:p>304</text:p>
          </table:table-cell>
          <table:table-cell office:value-type="float" office:value="42.3" calcext:value-type="float">
            <text:p>42.3</text:p>
          </table:table-cell>
          <table:table-cell office:value-type="float" office:value="18.28" calcext:value-type="float">
            <text:p>18.28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821" calcext:value-type="float">
            <text:p>821</text:p>
          </table:table-cell>
          <table:table-cell office:value-type="float" office:value="747" calcext:value-type="float">
            <text:p>747</text:p>
          </table:table-cell>
          <table:table-cell table:formula="of:=[.D332]/[.B332]*60" office:value-type="float" office:value="24.975" calcext:value-type="float">
            <text:p>24.975</text:p>
          </table:table-cell>
          <table:table-cell table:formula="of:=[.D332]/[.C332]/[.E332]" office:value-type="float" office:value="0.0000228207236842105" calcext:value-type="float">
            <text:p>2.28207236842105E-05</text:p>
          </table:table-cell>
          <table:table-cell table:formula="of:=[.M332] * 1.60934" office:value-type="float" office:value="0.0000367263034539474" calcext:value-type="float">
            <text:p>3.67263034539474E-05</text:p>
          </table:table-cell>
          <table:table-cell table:formula="of:=[.N332]*1000" office:value-type="float" office:value="0.0367263034539474" calcext:value-type="float">
            <text:p>0.0367263034539474</text:p>
          </table:table-cell>
          <table:table-cell table:formula="of:=[.O332]*[.E332]" office:value-type="float" office:value="11.16479625" calcext:value-type="float">
            <text:p>11.16479625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5/06/22</text:p>
          </table:table-cell>
          <table:table-cell office:value-type="float" office:value="48.5" calcext:value-type="float">
            <text:p>48.5</text:p>
          </table:table-cell>
          <table:table-cell table:formula="of:=[.B333]*60" office:value-type="float" office:value="2910" calcext:value-type="float">
            <text:p>2910</text:p>
          </table:table-cell>
          <table:table-cell office:value-type="float" office:value="21.17" calcext:value-type="float">
            <text:p>21.17</text:p>
          </table:table-cell>
          <table:table-cell office:value-type="float" office:value="336" calcext:value-type="float">
            <text:p>336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3"/>
          <table:table-cell table:formula="of:=[.D333]/[.B333]*60" office:value-type="float" office:value="26.1896907216495" calcext:value-type="float">
            <text:p>26.1896907216495</text:p>
          </table:table-cell>
          <table:table-cell table:formula="of:=[.D333]/[.C333]/[.E333]" office:value-type="float" office:value="0.0000216515300278187" calcext:value-type="float">
            <text:p>2.16515300278187E-05</text:p>
          </table:table-cell>
          <table:table-cell table:formula="of:=[.M333] * 1.60934" office:value-type="float" office:value="0.0000348446733349697" calcext:value-type="float">
            <text:p>3.48446733349697E-05</text:p>
          </table:table-cell>
          <table:table-cell table:formula="of:=[.N333]*1000" office:value-type="float" office:value="0.0348446733349697" calcext:value-type="float">
            <text:p>0.0348446733349697</text:p>
          </table:table-cell>
          <table:table-cell table:formula="of:=[.O333]*[.E333]" office:value-type="float" office:value="11.7078102405498" calcext:value-type="float">
            <text:p>11.7078102405498</text:p>
          </table:table-cell>
          <table:table-cell table:number-columns-repeated="3"/>
        </table:table-row>
        <table:table-row table:style-name="ro1">
          <table:table-cell office:value-type="date" office:date-value="2022-05-07" calcext:value-type="date">
            <text:p>05/07/22</text:p>
          </table:table-cell>
          <table:table-cell office:value-type="float" office:value="46.6" calcext:value-type="float">
            <text:p>46.6</text:p>
          </table:table-cell>
          <table:table-cell table:formula="of:=[.B334]*60" office:value-type="float" office:value="2796" calcext:value-type="float">
            <text:p>2796</text:p>
          </table:table-cell>
          <table:table-cell office:value-type="float" office:value="19.91" calcext:value-type="float">
            <text:p>19.91</text:p>
          </table:table-cell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  <table:table-cell office:value-type="float" office:value="18.3" calcext:value-type="float">
            <text:p>18.3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34]/[.B334]*60" office:value-type="float" office:value="25.6351931330472" calcext:value-type="float">
            <text:p>25.6351931330472</text:p>
          </table:table-cell>
          <table:table-cell table:formula="of:=[.D334]/[.C334]/[.E334]" office:value-type="float" office:value="0.0000224633658719306" calcext:value-type="float">
            <text:p>2.24633658719306E-05</text:p>
          </table:table-cell>
          <table:table-cell table:formula="of:=[.M334] * 1.60934" office:value-type="float" office:value="0.0000361511932323328" calcext:value-type="float">
            <text:p>3.61511932323328E-05</text:p>
          </table:table-cell>
          <table:table-cell table:formula="of:=[.N334]*1000" office:value-type="float" office:value="0.0361511932323328" calcext:value-type="float">
            <text:p>0.0361511932323328</text:p>
          </table:table-cell>
          <table:table-cell table:formula="of:=[.O334]*[.E334]" office:value-type="float" office:value="11.4599282546495" calcext:value-type="float">
            <text:p>11.4599282546495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float" office:value="46.7" calcext:value-type="float">
            <text:p>46.7</text:p>
          </table:table-cell>
          <table:table-cell table:formula="of:=[.B335]*60" office:value-type="float" office:value="2802" calcext:value-type="float">
            <text:p>2802</text:p>
          </table:table-cell>
          <table:table-cell office:value-type="float" office:value="20.02" calcext:value-type="float">
            <text:p>20.02</text:p>
          </table:table-cell>
          <table:table-cell office:value-type="float" office:value="324" calcext:value-type="float">
            <text:p>324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867" calcext:value-type="float">
            <text:p>867</text:p>
          </table:table-cell>
          <table:table-cell office:value-type="float" office:value="791" calcext:value-type="float">
            <text:p>791</text:p>
          </table:table-cell>
          <table:table-cell table:formula="of:=[.D335]/[.B335]*60" office:value-type="float" office:value="25.7216274089936" calcext:value-type="float">
            <text:p>25.7216274089936</text:p>
          </table:table-cell>
          <table:table-cell table:formula="of:=[.D335]/[.C335]/[.E335]" office:value-type="float" office:value="0.0000220521496990686" calcext:value-type="float">
            <text:p>2.20521496990686E-05</text:p>
          </table:table-cell>
          <table:table-cell table:formula="of:=[.M335] * 1.60934" office:value-type="float" office:value="0.000035489406596699" calcext:value-type="float">
            <text:p>3.5489406596699E-05</text:p>
          </table:table-cell>
          <table:table-cell table:formula="of:=[.N335]*1000" office:value-type="float" office:value="0.035489406596699" calcext:value-type="float">
            <text:p>0.035489406596699</text:p>
          </table:table-cell>
          <table:table-cell table:formula="of:=[.O335]*[.E335]" office:value-type="float" office:value="11.4985677373305" calcext:value-type="float">
            <text:p>11.4985677373305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float" office:value="48.3" calcext:value-type="float">
            <text:p>48.3</text:p>
          </table:table-cell>
          <table:table-cell table:formula="of:=[.B336]*60" office:value-type="float" office:value="2898" calcext:value-type="float">
            <text:p>2898</text:p>
          </table:table-cell>
          <table:table-cell office:value-type="float" office:value="20.89" calcext:value-type="float">
            <text:p>20.89</text:p>
          </table:table-cell>
          <table:table-cell office:value-type="float" office:value="328" calcext:value-type="float">
            <text:p>328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913" calcext:value-type="float">
            <text:p>913</text:p>
          </table:table-cell>
          <table:table-cell office:value-type="float" office:value="835" calcext:value-type="float">
            <text:p>835</text:p>
          </table:table-cell>
          <table:table-cell table:formula="of:=[.D336]/[.B336]*60" office:value-type="float" office:value="25.9503105590062" calcext:value-type="float">
            <text:p>25.9503105590062</text:p>
          </table:table-cell>
          <table:table-cell table:formula="of:=[.D336]/[.C336]/[.E336]" office:value-type="float" office:value="0.0000219768890235486" calcext:value-type="float">
            <text:p>2.19768890235486E-05</text:p>
          </table:table-cell>
          <table:table-cell table:formula="of:=[.M336] * 1.60934" office:value-type="float" office:value="0.0000353682865811577" calcext:value-type="float">
            <text:p>3.53682865811577E-05</text:p>
          </table:table-cell>
          <table:table-cell table:formula="of:=[.N336]*1000" office:value-type="float" office:value="0.0353682865811577" calcext:value-type="float">
            <text:p>0.0353682865811577</text:p>
          </table:table-cell>
          <table:table-cell table:formula="of:=[.O336]*[.E336]" office:value-type="float" office:value="11.6007979986197" calcext:value-type="float">
            <text:p>11.6007979986197</text:p>
          </table:table-cell>
          <table:table-cell table:number-columns-repeated="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float" office:value="48.7" calcext:value-type="float">
            <text:p>48.7</text:p>
          </table:table-cell>
          <table:table-cell table:formula="of:=[.B337]*60" office:value-type="float" office:value="2922" calcext:value-type="float">
            <text:p>2922</text:p>
          </table:table-cell>
          <table:table-cell office:value-type="float" office:value="20.42" calcext:value-type="float">
            <text:p>20.42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36" calcext:value-type="float">
            <text:p>836</text:p>
          </table:table-cell>
          <table:table-cell office:value-type="float" office:value="759" calcext:value-type="float">
            <text:p>759</text:p>
          </table:table-cell>
          <table:table-cell table:formula="of:=[.D337]/[.B337]*60" office:value-type="float" office:value="25.1581108829569" calcext:value-type="float">
            <text:p>25.1581108829569</text:p>
          </table:table-cell>
          <table:table-cell table:formula="of:=[.D337]/[.C337]/[.E337]" office:value-type="float" office:value="0.0000231402785899162" calcext:value-type="float">
            <text:p>2.31402785899162E-05</text:p>
          </table:table-cell>
          <table:table-cell table:formula="of:=[.M337] * 1.60934" office:value-type="float" office:value="0.0000372405759458957" calcext:value-type="float">
            <text:p>3.72405759458957E-05</text:p>
          </table:table-cell>
          <table:table-cell table:formula="of:=[.N337]*1000" office:value-type="float" office:value="0.0372405759458957" calcext:value-type="float">
            <text:p>0.0372405759458957</text:p>
          </table:table-cell>
          <table:table-cell table:formula="of:=[.O337]*[.E337]" office:value-type="float" office:value="11.2466539356605" calcext:value-type="float">
            <text:p>11.2466539356605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05/13/22</text:p>
          </table:table-cell>
          <table:table-cell office:value-type="float" office:value="50.8" calcext:value-type="float">
            <text:p>50.8</text:p>
          </table:table-cell>
          <table:table-cell table:formula="of:=[.B338]*60" office:value-type="float" office:value="3048" calcext:value-type="float">
            <text:p>3048</text:p>
          </table:table-cell>
          <table:table-cell office:value-type="float" office:value="22.37" calcext:value-type="float">
            <text:p>22.37</text:p>
          </table:table-cell>
          <table:table-cell office:value-type="float" office:value="345" calcext:value-type="float">
            <text:p>345</text:p>
          </table:table-cell>
          <table:table-cell office:value-type="float" office:value="46.3" calcext:value-type="float">
            <text:p>46.3</text:p>
          </table:table-cell>
          <table:table-cell office:value-type="float" office:value="20.64" calcext:value-type="float">
            <text:p>20.64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956" calcext:value-type="float">
            <text:p>956</text:p>
          </table:table-cell>
          <table:table-cell office:value-type="float" office:value="880" calcext:value-type="float">
            <text:p>880</text:p>
          </table:table-cell>
          <table:table-cell table:formula="of:=[.D338]/[.B338]*60" office:value-type="float" office:value="26.4212598425197" calcext:value-type="float">
            <text:p>26.4212598425197</text:p>
          </table:table-cell>
          <table:table-cell table:formula="of:=[.D338]/[.C338]/[.E338]" office:value-type="float" office:value="0.0000212731560728822" calcext:value-type="float">
            <text:p>2.12731560728822E-05</text:p>
          </table:table-cell>
          <table:table-cell table:formula="of:=[.M338] * 1.60934" office:value-type="float" office:value="0.0000342357409943322" calcext:value-type="float">
            <text:p>3.42357409943322E-05</text:p>
          </table:table-cell>
          <table:table-cell table:formula="of:=[.N338]*1000" office:value-type="float" office:value="0.0342357409943322" calcext:value-type="float">
            <text:p>0.0342357409943322</text:p>
          </table:table-cell>
          <table:table-cell table:formula="of:=[.O338]*[.E338]" office:value-type="float" office:value="11.8113306430446" calcext:value-type="float">
            <text:p>11.8113306430446</text:p>
          </table:table-cell>
          <table:table-cell table:number-columns-repeated="3"/>
        </table:table-row>
        <table:table-row table:style-name="ro1">
          <table:table-cell office:value-type="date" office:date-value="2022-05-15" calcext:value-type="date">
            <text:p>05/15/22</text:p>
          </table:table-cell>
          <table:table-cell office:value-type="float" office:value="50.1" calcext:value-type="float">
            <text:p>50.1</text:p>
          </table:table-cell>
          <table:table-cell table:formula="of:=[.B339]*60" office:value-type="float" office:value="3006" calcext:value-type="float">
            <text:p>3006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3" calcext:value-type="float">
            <text:p>45.3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9" calcext:value-type="float">
            <text:p>929</text:p>
          </table:table-cell>
          <table:table-cell office:value-type="float" office:value="851" calcext:value-type="float">
            <text:p>851</text:p>
          </table:table-cell>
          <table:table-cell table:formula="of:=[.D339]/[.B339]*60" office:value-type="float" office:value="26.1796407185629" calcext:value-type="float">
            <text:p>26.1796407185629</text:p>
          </table:table-cell>
          <table:table-cell table:formula="of:=[.D339]/[.C339]/[.E339]" office:value-type="float" office:value="0.0000217078281248448" calcext:value-type="float">
            <text:p>2.17078281248448E-05</text:p>
          </table:table-cell>
          <table:table-cell table:formula="of:=[.M339] * 1.60934" office:value-type="float" office:value="0.0000349352761144378" calcext:value-type="float">
            <text:p>3.49352761144378E-05</text:p>
          </table:table-cell>
          <table:table-cell table:formula="of:=[.N339]*1000" office:value-type="float" office:value="0.0349352761144378" calcext:value-type="float">
            <text:p>0.0349352761144378</text:p>
          </table:table-cell>
          <table:table-cell table:formula="of:=[.O339]*[.E339]" office:value-type="float" office:value="11.7033174983367" calcext:value-type="float">
            <text:p>11.7033174983367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float" office:value="49.3" calcext:value-type="float">
            <text:p>49.3</text:p>
          </table:table-cell>
          <table:table-cell table:formula="of:=[.B340]*60" office:value-type="float" office:value="2958" calcext:value-type="float">
            <text:p>2958</text:p>
          </table:table-cell>
          <table:table-cell office:value-type="float" office:value="19.51" calcext:value-type="float">
            <text:p>19.51</text:p>
          </table:table-cell>
          <table:table-cell office:value-type="float" office:value="270" calcext:value-type="float">
            <text:p>27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680" calcext:value-type="float">
            <text:p>680</text:p>
          </table:table-cell>
          <table:table-cell table:formula="of:=[.D340]/[.B340]*60" office:value-type="float" office:value="23.7444219066937" calcext:value-type="float">
            <text:p>23.7444219066937</text:p>
          </table:table-cell>
          <table:table-cell table:formula="of:=[.D340]/[.C340]/[.E340]" office:value-type="float" office:value="0.0000244284175994791" calcext:value-type="float">
            <text:p>2.44284175994791E-05</text:p>
          </table:table-cell>
          <table:table-cell table:formula="of:=[.M340] * 1.60934" office:value-type="float" office:value="0.0000393136295795457" calcext:value-type="float">
            <text:p>3.93136295795457E-05</text:p>
          </table:table-cell>
          <table:table-cell table:formula="of:=[.N340]*1000" office:value-type="float" office:value="0.0393136295795457" calcext:value-type="float">
            <text:p>0.0393136295795457</text:p>
          </table:table-cell>
          <table:table-cell table:formula="of:=[.O340]*[.E340]" office:value-type="float" office:value="10.6146799864774" calcext:value-type="float">
            <text:p>10.6146799864774</text:p>
          </table:table-cell>
          <table:table-cell table:number-columns-repeated="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float" office:value="48.9" calcext:value-type="float">
            <text:p>48.9</text:p>
          </table:table-cell>
          <table:table-cell table:formula="of:=[.B341]*60" office:value-type="float" office:value="2934" calcext:value-type="float">
            <text:p>2934</text:p>
          </table:table-cell>
          <table:table-cell office:value-type="float" office:value="20.38" calcext:value-type="float">
            <text:p>20.3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855" calcext:value-type="float">
            <text:p>855</text:p>
          </table:table-cell>
          <table:table-cell office:value-type="float" office:value="778" calcext:value-type="float">
            <text:p>778</text:p>
          </table:table-cell>
          <table:table-cell table:formula="of:=[.D341]/[.B341]*60" office:value-type="float" office:value="25.0061349693251" calcext:value-type="float">
            <text:p>25.0061349693251</text:p>
          </table:table-cell>
          <table:table-cell table:formula="of:=[.D341]/[.C341]/[.E341]" office:value-type="float" office:value="0.0000226998320346089" calcext:value-type="float">
            <text:p>2.26998320346089E-05</text:p>
          </table:table-cell>
          <table:table-cell table:formula="of:=[.M341] * 1.60934" office:value-type="float" office:value="0.0000365317476865775" calcext:value-type="float">
            <text:p>3.65317476865775E-05</text:p>
          </table:table-cell>
          <table:table-cell table:formula="of:=[.N341]*1000" office:value-type="float" office:value="0.0365317476865775" calcext:value-type="float">
            <text:p>0.0365317476865775</text:p>
          </table:table-cell>
          <table:table-cell table:formula="of:=[.O341]*[.E341]" office:value-type="float" office:value="11.1787147920927" calcext:value-type="float">
            <text:p>11.1787147920927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float" office:value="46.5" calcext:value-type="float">
            <text:p>46.5</text:p>
          </table:table-cell>
          <table:table-cell table:formula="of:=[.B342]*60" office:value-type="float" office:value="2790" calcext:value-type="float">
            <text:p>2790</text:p>
          </table:table-cell>
          <table:table-cell office:value-type="float" office:value="19.77" calcext:value-type="float">
            <text:p>19.77</text:p>
          </table:table-cell>
          <table:table-cell office:value-type="float" office:value="317" calcext:value-type="float">
            <text:p>317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861" calcext:value-type="float">
            <text:p>861</text:p>
          </table:table-cell>
          <table:table-cell office:value-type="float" office:value="782" calcext:value-type="float">
            <text:p>782</text:p>
          </table:table-cell>
          <table:table-cell table:formula="of:=[.D342]/[.B342]*60" office:value-type="float" office:value="25.5096774193548" calcext:value-type="float">
            <text:p>25.5096774193548</text:p>
          </table:table-cell>
          <table:table-cell table:formula="of:=[.D342]/[.C342]/[.E342]" office:value-type="float" office:value="0.000022353380143143" calcext:value-type="float">
            <text:p>2.2353380143143E-05</text:p>
          </table:table-cell>
          <table:table-cell table:formula="of:=[.M342] * 1.60934" office:value-type="float" office:value="0.0000359741887995658" calcext:value-type="float">
            <text:p>3.59741887995658E-05</text:p>
          </table:table-cell>
          <table:table-cell table:formula="of:=[.N342]*1000" office:value-type="float" office:value="0.0359741887995658" calcext:value-type="float">
            <text:p>0.0359741887995658</text:p>
          </table:table-cell>
          <table:table-cell table:formula="of:=[.O342]*[.E342]" office:value-type="float" office:value="11.4038178494624" calcext:value-type="float">
            <text:p>11.4038178494624</text:p>
          </table:table-cell>
          <table:table-cell table:number-columns-repeated="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float" office:value="52.4" calcext:value-type="float">
            <text:p>52.4</text:p>
          </table:table-cell>
          <table:table-cell table:formula="of:=[.B343]*60" office:value-type="float" office:value="3144" calcext:value-type="float">
            <text:p>3144</text:p>
          </table:table-cell>
          <table:table-cell office:value-type="float" office:value="20.01" calcext:value-type="float">
            <text:p>20.01</text:p>
          </table:table-cell>
          <table:table-cell office:value-type="float" office:value="306" calcext:value-type="float">
            <text:p>306</text:p>
          </table:table-cell>
          <table:table-cell office:value-type="float" office:value="50.7" calcext:value-type="float">
            <text:p>50.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775" calcext:value-type="float">
            <text:p>775</text:p>
          </table:table-cell>
          <table:table-cell office:value-type="float" office:value="701" calcext:value-type="float">
            <text:p>701</text:p>
          </table:table-cell>
          <table:table-cell table:formula="of:=[.D343]/[.B343]*60" office:value-type="float" office:value="22.912213740458" calcext:value-type="float">
            <text:p>22.912213740458</text:p>
          </table:table-cell>
          <table:table-cell table:formula="of:=[.D343]/[.C343]/[.E343]" office:value-type="float" office:value="0.0000207990320810258" calcext:value-type="float">
            <text:p>2.07990320810258E-05</text:p>
          </table:table-cell>
          <table:table-cell table:formula="of:=[.M343] * 1.60934" office:value-type="float" office:value="0.0000334727142892781" calcext:value-type="float">
            <text:p>3.34727142892781E-05</text:p>
          </table:table-cell>
          <table:table-cell table:formula="of:=[.N343]*1000" office:value-type="float" office:value="0.0334727142892781" calcext:value-type="float">
            <text:p>0.0334727142892781</text:p>
          </table:table-cell>
          <table:table-cell table:formula="of:=[.O343]*[.E343]" office:value-type="float" office:value="10.2426505725191" calcext:value-type="float">
            <text:p>10.2426505725191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05/20/22</text:p>
          </table:table-cell>
          <table:table-cell office:value-type="float" office:value="50.3" calcext:value-type="float">
            <text:p>50.3</text:p>
          </table:table-cell>
          <table:table-cell table:formula="of:=[.B344]*60" office:value-type="float" office:value="3018" calcext:value-type="float">
            <text:p>3018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office:value-type="float" office:value="951" calcext:value-type="float">
            <text:p>951</text:p>
          </table:table-cell>
          <table:table-cell office:value-type="float" office:value="875" calcext:value-type="float">
            <text:p>875</text:p>
          </table:table-cell>
          <table:table-cell table:formula="of:=[.D344]/[.B344]*60" office:value-type="float" office:value="26.0755467196819" calcext:value-type="float">
            <text:p>26.0755467196819</text:p>
          </table:table-cell>
          <table:table-cell table:formula="of:=[.D344]/[.C344]/[.E344]" office:value-type="float" office:value="0.0000216215146929369" calcext:value-type="float">
            <text:p>2.16215146929369E-05</text:p>
          </table:table-cell>
          <table:table-cell table:formula="of:=[.M344] * 1.60934" office:value-type="float" office:value="0.0000347963684559311" calcext:value-type="float">
            <text:p>3.47963684559311E-05</text:p>
          </table:table-cell>
          <table:table-cell table:formula="of:=[.N344]*1000" office:value-type="float" office:value="0.0347963684559311" calcext:value-type="float">
            <text:p>0.0347963684559311</text:p>
          </table:table-cell>
          <table:table-cell table:formula="of:=[.O344]*[.E344]" office:value-type="float" office:value="11.6567834327369" calcext:value-type="float">
            <text:p>11.6567834327369</text:p>
          </table:table-cell>
          <table:table-cell table:number-columns-repeated="3"/>
        </table:table-row>
        <table:table-row table:style-name="ro1">
          <table:table-cell office:value-type="date" office:date-value="2022-05-21" calcext:value-type="date">
            <text:p>05/21/22</text:p>
          </table:table-cell>
          <table:table-cell office:value-type="float" office:value="45.3" calcext:value-type="float">
            <text:p>45.3</text:p>
          </table:table-cell>
          <table:table-cell table:formula="of:=[.B345]*60" office:value-type="float" office:value="2718" calcext:value-type="float">
            <text:p>2718</text:p>
          </table:table-cell>
          <table:table-cell office:value-type="float" office:value="20.41" calcext:value-type="float">
            <text:p>20.41</text:p>
          </table:table-cell>
          <table:table-cell office:value-type="float" office:value="368" calcext:value-type="float">
            <text:p>368</text:p>
          </table:table-cell>
          <table:table-cell office:value-type="float" office:value="42.3" calcext:value-type="float">
            <text:p>42.3</text:p>
          </table:table-cell>
          <table:table-cell office:value-type="float" office:value="19.38" calcext:value-type="float">
            <text:p>19.38</text:p>
          </table:table-cell>
          <table:table-cell office:value-type="float" office:value="381" calcext:value-type="float">
            <text:p>381</text:p>
          </table:table-cell>
          <table:table-cell office:value-type="float" office:value="375" calcext:value-type="float">
            <text:p>375</text:p>
          </table:table-cell>
          <table:table-cell office:value-type="float" office:value="954" calcext:value-type="float">
            <text:p>954</text:p>
          </table:table-cell>
          <table:table-cell office:value-type="float" office:value="883" calcext:value-type="float">
            <text:p>883</text:p>
          </table:table-cell>
          <table:table-cell table:formula="of:=[.D345]/[.B345]*60" office:value-type="float" office:value="27.0331125827815" calcext:value-type="float">
            <text:p>27.0331125827815</text:p>
          </table:table-cell>
          <table:table-cell table:formula="of:=[.D345]/[.C345]/[.E345]" office:value-type="float" office:value="0.0000204054291838628" calcext:value-type="float">
            <text:p>2.04054291838628E-05</text:p>
          </table:table-cell>
          <table:table-cell table:formula="of:=[.M345] * 1.60934" office:value-type="float" office:value="0.0000328392734027578" calcext:value-type="float">
            <text:p>3.28392734027578E-05</text:p>
          </table:table-cell>
          <table:table-cell table:formula="of:=[.N345]*1000" office:value-type="float" office:value="0.0328392734027578" calcext:value-type="float">
            <text:p>0.0328392734027578</text:p>
          </table:table-cell>
          <table:table-cell table:formula="of:=[.O345]*[.E345]" office:value-type="float" office:value="12.0848526122149" calcext:value-type="float">
            <text:p>12.0848526122149</text:p>
          </table:table-cell>
          <table:table-cell table:number-columns-repeated="3"/>
        </table:table-row>
        <table:table-row table:style-name="ro1">
          <table:table-cell office:value-type="date" office:date-value="2022-05-22" calcext:value-type="date">
            <text:p>05/22/22</text:p>
          </table:table-cell>
          <table:table-cell office:value-type="float" office:value="50.4" calcext:value-type="float">
            <text:p>50.4</text:p>
          </table:table-cell>
          <table:table-cell table:formula="of:=[.B346]*60" office:value-type="float" office:value="3024" calcext:value-type="float">
            <text:p>3024</text:p>
          </table:table-cell>
          <table:table-cell office:value-type="float" office:value="21.49" calcext:value-type="float">
            <text:p>21.49</text:p>
          </table:table-cell>
          <table:table-cell office:value-type="float" office:value="317" calcext:value-type="float">
            <text:p>317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894" calcext:value-type="float">
            <text:p>894</text:p>
          </table:table-cell>
          <table:table-cell office:value-type="float" office:value="814" calcext:value-type="float">
            <text:p>814</text:p>
          </table:table-cell>
          <table:table-cell table:formula="of:=[.D346]/[.B346]*60" office:value-type="float" office:value="25.5833333333333" calcext:value-type="float">
            <text:p>25.5833333333333</text:p>
          </table:table-cell>
          <table:table-cell table:formula="of:=[.D346]/[.C346]/[.E346]" office:value-type="float" office:value="0.0000224179226545157" calcext:value-type="float">
            <text:p>2.24179226545157E-05</text:p>
          </table:table-cell>
          <table:table-cell table:formula="of:=[.M346] * 1.60934" office:value-type="float" office:value="0.0000360780596448183" calcext:value-type="float">
            <text:p>3.60780596448183E-05</text:p>
          </table:table-cell>
          <table:table-cell table:formula="of:=[.N346]*1000" office:value-type="float" office:value="0.0360780596448183" calcext:value-type="float">
            <text:p>0.0360780596448183</text:p>
          </table:table-cell>
          <table:table-cell table:formula="of:=[.O346]*[.E346]" office:value-type="float" office:value="11.4367449074074" calcext:value-type="float">
            <text:p>11.4367449074074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float" office:value="47.8" calcext:value-type="float">
            <text:p>47.8</text:p>
          </table:table-cell>
          <table:table-cell table:formula="of:=[.B347]*60" office:value-type="float" office:value="2868" calcext:value-type="float">
            <text:p>2868</text:p>
          </table:table-cell>
          <table:table-cell office:value-type="float" office:value="20.08" calcext:value-type="float">
            <text:p>20.08</text:p>
          </table:table-cell>
          <table:table-cell office:value-type="float" office:value="303" calcext:value-type="float">
            <text:p>303</text:p>
          </table:table-cell>
          <table:table-cell office:value-type="float" office:value="43.7" calcext:value-type="float">
            <text:p>43.7</text:p>
          </table:table-cell>
          <table:table-cell office:value-type="float" office:value="18.75" calcext:value-type="float">
            <text:p>18.75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34" calcext:value-type="float">
            <text:p>834</text:p>
          </table:table-cell>
          <table:table-cell office:value-type="float" office:value="756" calcext:value-type="float">
            <text:p>756</text:p>
          </table:table-cell>
          <table:table-cell table:formula="of:=[.D347]/[.B347]*60" office:value-type="float" office:value="25.2050209205021" calcext:value-type="float">
            <text:p>25.2050209205021</text:p>
          </table:table-cell>
          <table:table-cell table:formula="of:=[.D347]/[.C347]/[.E347]" office:value-type="float" office:value="0.0000231069132017804" calcext:value-type="float">
            <text:p>2.31069132017804E-05</text:p>
          </table:table-cell>
          <table:table-cell table:formula="of:=[.M347] * 1.60934" office:value-type="float" office:value="0.0000371868796921533" calcext:value-type="float">
            <text:p>3.71868796921533E-05</text:p>
          </table:table-cell>
          <table:table-cell table:formula="of:=[.N347]*1000" office:value-type="float" office:value="0.0371868796921533" calcext:value-type="float">
            <text:p>0.0371868796921533</text:p>
          </table:table-cell>
          <table:table-cell table:formula="of:=[.O347]*[.E347]" office:value-type="float" office:value="11.2676245467225" calcext:value-type="float">
            <text:p>11.2676245467225</text:p>
          </table:table-cell>
          <table:table-cell table:number-columns-repeated="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float" office:value="49.8" calcext:value-type="float">
            <text:p>49.8</text:p>
          </table:table-cell>
          <table:table-cell table:formula="of:=[.B348]*60" office:value-type="float" office:value="2988" calcext:value-type="float">
            <text:p>2988</text:p>
          </table:table-cell>
          <table:table-cell office:value-type="float" office:value="20.75" calcext:value-type="float">
            <text:p>20.75</text:p>
          </table:table-cell>
          <table:table-cell office:value-type="float" office:value="301" calcext:value-type="float">
            <text:p>301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42" calcext:value-type="float">
            <text:p>842</text:p>
          </table:table-cell>
          <table:table-cell office:value-type="float" office:value="766" calcext:value-type="float">
            <text:p>766</text:p>
          </table:table-cell>
          <table:table-cell table:formula="of:=[.D348]/[.B348]*60" office:value-type="float" office:value="25" calcext:value-type="float">
            <text:p>25</text:p>
          </table:table-cell>
          <table:table-cell table:formula="of:=[.D348]/[.C348]/[.E348]" office:value-type="float" office:value="0.0000230712440014766" calcext:value-type="float">
            <text:p>2.30712440014766E-05</text:p>
          </table:table-cell>
          <table:table-cell table:formula="of:=[.M348] * 1.60934" office:value-type="float" office:value="0.0000371294758213363" calcext:value-type="float">
            <text:p>3.71294758213363E-05</text:p>
          </table:table-cell>
          <table:table-cell table:formula="of:=[.N348]*1000" office:value-type="float" office:value="0.0371294758213363" calcext:value-type="float">
            <text:p>0.0371294758213363</text:p>
          </table:table-cell>
          <table:table-cell table:formula="of:=[.O348]*[.E348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5-25" calcext:value-type="date">
            <text:p>05/25/22</text:p>
          </table:table-cell>
          <table:table-cell office:value-type="float" office:value="42.9" calcext:value-type="float">
            <text:p>42.9</text:p>
          </table:table-cell>
          <table:table-cell table:formula="of:=[.B349]*60" office:value-type="float" office:value="2574" calcext:value-type="float">
            <text:p>2574</text:p>
          </table:table-cell>
          <table:table-cell office:value-type="float" office:value="17.94" calcext:value-type="float">
            <text:p>17.94</text:p>
          </table:table-cell>
          <table:table-cell office:value-type="float" office:value="307" calcext:value-type="float">
            <text:p>307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790" calcext:value-type="float">
            <text:p>790</text:p>
          </table:table-cell>
          <table:table-cell office:value-type="float" office:value="710" calcext:value-type="float">
            <text:p>710</text:p>
          </table:table-cell>
          <table:table-cell table:formula="of:=[.D349]/[.B349]*60" office:value-type="float" office:value="25.0909090909091" calcext:value-type="float">
            <text:p>25.0909090909091</text:p>
          </table:table-cell>
          <table:table-cell table:formula="of:=[.D349]/[.C349]/[.E349]" office:value-type="float" office:value="0.0000227025959924983" calcext:value-type="float">
            <text:p>2.27025959924983E-05</text:p>
          </table:table-cell>
          <table:table-cell table:formula="of:=[.M349] * 1.60934" office:value-type="float" office:value="0.0000365361958345672" calcext:value-type="float">
            <text:p>3.65361958345672E-05</text:p>
          </table:table-cell>
          <table:table-cell table:formula="of:=[.N349]*1000" office:value-type="float" office:value="0.0365361958345672" calcext:value-type="float">
            <text:p>0.0365361958345672</text:p>
          </table:table-cell>
          <table:table-cell table:formula="of:=[.O349]*[.E349]" office:value-type="float" office:value="11.2166121212121" calcext:value-type="float">
            <text:p>11.2166121212121</text:p>
          </table:table-cell>
          <table:table-cell table:number-columns-repeated="3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float" office:value="47.9" calcext:value-type="float">
            <text:p>47.9</text:p>
          </table:table-cell>
          <table:table-cell table:formula="of:=[.B350]*60" office:value-type="float" office:value="2874" calcext:value-type="float">
            <text:p>2874</text:p>
          </table:table-cell>
          <table:table-cell office:value-type="float" office:value="20.13" calcext:value-type="float">
            <text:p>20.13</text:p>
          </table:table-cell>
          <table:table-cell office:value-type="float" office:value="310" calcext:value-type="float">
            <text:p>310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63" calcext:value-type="float">
            <text:p>863</text:p>
          </table:table-cell>
          <table:table-cell office:value-type="float" office:value="784" calcext:value-type="float">
            <text:p>784</text:p>
          </table:table-cell>
          <table:table-cell table:formula="of:=[.D350]/[.B350]*60" office:value-type="float" office:value="25.2150313152401" calcext:value-type="float">
            <text:p>25.2150313152401</text:p>
          </table:table-cell>
          <table:table-cell table:formula="of:=[.D350]/[.C350]/[.E350]" office:value-type="float" office:value="0.0000225941140817563" calcext:value-type="float">
            <text:p>2.25941140817563E-05</text:p>
          </table:table-cell>
          <table:table-cell table:formula="of:=[.M350] * 1.60934" office:value-type="float" office:value="0.0000363616115563338" calcext:value-type="float">
            <text:p>3.63616115563338E-05</text:p>
          </table:table-cell>
          <table:table-cell table:formula="of:=[.N350]*1000" office:value-type="float" office:value="0.0363616115563338" calcext:value-type="float">
            <text:p>0.0363616115563338</text:p>
          </table:table-cell>
          <table:table-cell table:formula="of:=[.O350]*[.E350]" office:value-type="float" office:value="11.2720995824635" calcext:value-type="float">
            <text:p>11.2720995824635</text:p>
          </table:table-cell>
          <table:table-cell table:number-columns-repeated="3"/>
        </table:table-row>
        <table:table-row table:style-name="ro1">
          <table:table-cell office:value-type="date" office:date-value="2022-05-28" calcext:value-type="date">
            <text:p>05/28/22</text:p>
          </table:table-cell>
          <table:table-cell office:value-type="float" office:value="48.6" calcext:value-type="float">
            <text:p>48.6</text:p>
          </table:table-cell>
          <table:table-cell table:formula="of:=[.B351]*60" office:value-type="float" office:value="2916" calcext:value-type="float">
            <text:p>2916</text:p>
          </table:table-cell>
          <table:table-cell office:value-type="float" office:value="19.52" calcext:value-type="float">
            <text:p>19.52</text:p>
          </table:table-cell>
          <table:table-cell office:value-type="float" office:value="296" calcext:value-type="float">
            <text:p>296</text:p>
          </table:table-cell>
          <table:table-cell office:value-type="float" office:value="46.6" calcext:value-type="float">
            <text:p>46.6</text:p>
          </table:table-cell>
          <table:table-cell/>
          <table:table-cell table:number-columns-repeated="2"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351]/[.B351]*60" office:value-type="float" office:value="24.0987654320988" calcext:value-type="float">
            <text:p>24.0987654320988</text:p>
          </table:table-cell>
          <table:table-cell table:formula="of:=[.D351]/[.C351]/[.E351]" office:value-type="float" office:value="0.000022615207800393" calcext:value-type="float">
            <text:p>2.2615207800393E-05</text:p>
          </table:table-cell>
          <table:table-cell table:formula="of:=[.M351] * 1.60934" office:value-type="float" office:value="0.0000363955585214844" calcext:value-type="float">
            <text:p>3.63955585214844E-05</text:p>
          </table:table-cell>
          <table:table-cell table:formula="of:=[.N351]*1000" office:value-type="float" office:value="0.0363955585214844" calcext:value-type="float">
            <text:p>0.0363955585214844</text:p>
          </table:table-cell>
          <table:table-cell table:formula="of:=[.O351]*[.E351]" office:value-type="float" office:value="10.7730853223594" calcext:value-type="float">
            <text:p>10.7730853223594</text:p>
          </table:table-cell>
          <table:table-cell table:number-columns-repeated="3"/>
        </table:table-row>
        <table:table-row table:style-name="ro1">
          <table:table-cell office:value-type="date" office:date-value="2022-05-29" calcext:value-type="date">
            <text:p>05/29/22</text:p>
          </table:table-cell>
          <table:table-cell office:value-type="float" office:value="45.2" calcext:value-type="float">
            <text:p>45.2</text:p>
          </table:table-cell>
          <table:table-cell table:formula="of:=[.B352]*60" office:value-type="float" office:value="2712" calcext:value-type="float">
            <text:p>2712</text:p>
          </table:table-cell>
          <table:table-cell office:value-type="float" office:value="20.28" calcext:value-type="float">
            <text:p>20.28</text:p>
          </table:table-cell>
          <table:table-cell office:value-type="float" office:value="362" calcext:value-type="float">
            <text:p>362</text:p>
          </table:table-cell>
          <table:table-cell office:value-type="float" office:value="43.9" calcext:value-type="float">
            <text:p>43.9</text:p>
          </table:table-cell>
          <table:table-cell office:value-type="float" office:value="19.78" calcext:value-type="float">
            <text:p>19.78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950" calcext:value-type="float">
            <text:p>950</text:p>
          </table:table-cell>
          <table:table-cell office:value-type="float" office:value="875" calcext:value-type="float">
            <text:p>875</text:p>
          </table:table-cell>
          <table:table-cell table:formula="of:=[.D352]/[.B352]*60" office:value-type="float" office:value="26.9203539823009" calcext:value-type="float">
            <text:p>26.9203539823009</text:p>
          </table:table-cell>
          <table:table-cell table:formula="of:=[.D352]/[.C352]/[.E352]" office:value-type="float" office:value="0.0000206571163154549" calcext:value-type="float">
            <text:p>2.06571163154549E-05</text:p>
          </table:table-cell>
          <table:table-cell table:formula="of:=[.M352] * 1.60934" office:value-type="float" office:value="0.0000332443235711143" calcext:value-type="float">
            <text:p>3.32443235711143E-05</text:p>
          </table:table-cell>
          <table:table-cell table:formula="of:=[.N352]*1000" office:value-type="float" office:value="0.0332443235711143" calcext:value-type="float">
            <text:p>0.0332443235711143</text:p>
          </table:table-cell>
          <table:table-cell table:formula="of:=[.O352]*[.E352]" office:value-type="float" office:value="12.0344451327434" calcext:value-type="float">
            <text:p>12.0344451327434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05/30/22</text:p>
          </table:table-cell>
          <table:table-cell office:value-type="float" office:value="47.6" calcext:value-type="float">
            <text:p>47.6</text:p>
          </table:table-cell>
          <table:table-cell table:formula="of:=[.B353]*60" office:value-type="float" office:value="2856" calcext:value-type="float">
            <text:p>2856</text:p>
          </table:table-cell>
          <table:table-cell office:value-type="float" office:value="20.44" calcext:value-type="float">
            <text:p>20.44</text:p>
          </table:table-cell>
          <table:table-cell office:value-type="float" office:value="325" calcext:value-type="float">
            <text:p>325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53]/[.B353]*60" office:value-type="float" office:value="25.7647058823529" calcext:value-type="float">
            <text:p>25.7647058823529</text:p>
          </table:table-cell>
          <table:table-cell table:formula="of:=[.D353]/[.C353]/[.E353]" office:value-type="float" office:value="0.0000220211161387632" calcext:value-type="float">
            <text:p>2.20211161387632E-05</text:p>
          </table:table-cell>
          <table:table-cell table:formula="of:=[.M353] * 1.60934" office:value-type="float" office:value="0.0000354394630467572" calcext:value-type="float">
            <text:p>3.54394630467572E-05</text:p>
          </table:table-cell>
          <table:table-cell table:formula="of:=[.N353]*1000" office:value-type="float" office:value="0.0354394630467572" calcext:value-type="float">
            <text:p>0.0354394630467572</text:p>
          </table:table-cell>
          <table:table-cell table:formula="of:=[.O353]*[.E353]" office:value-type="float" office:value="11.5178254901961" calcext:value-type="float">
            <text:p>11.5178254901961</text:p>
          </table:table-cell>
          <table:table-cell table:number-columns-repeated="3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48.4" calcext:value-type="float">
            <text:p>48.4</text:p>
          </table:table-cell>
          <table:table-cell table:formula="of:=[.B354]*60" office:value-type="float" office:value="2904" calcext:value-type="float">
            <text:p>2904</text:p>
          </table:table-cell>
          <table:table-cell office:value-type="float" office:value="20.12" calcext:value-type="float">
            <text:p>20.12</text:p>
          </table:table-cell>
          <table:table-cell office:value-type="float" office:value="298" calcext:value-type="float">
            <text:p>29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29" calcext:value-type="float">
            <text:p>829</text:p>
          </table:table-cell>
          <table:table-cell office:value-type="float" office:value="749" calcext:value-type="float">
            <text:p>749</text:p>
          </table:table-cell>
          <table:table-cell table:formula="of:=[.D354]/[.B354]*60" office:value-type="float" office:value="24.9421487603306" calcext:value-type="float">
            <text:p>24.9421487603306</text:p>
          </table:table-cell>
          <table:table-cell table:formula="of:=[.D354]/[.C354]/[.E354]" office:value-type="float" office:value="0.0000232495793813671" calcext:value-type="float">
            <text:p>2.32495793813671E-05</text:p>
          </table:table-cell>
          <table:table-cell table:formula="of:=[.M354] * 1.60934" office:value-type="float" office:value="0.0000374164780816093" calcext:value-type="float">
            <text:p>3.74164780816093E-05</text:p>
          </table:table-cell>
          <table:table-cell table:formula="of:=[.N354]*1000" office:value-type="float" office:value="0.0374164780816093" calcext:value-type="float">
            <text:p>0.0374164780816093</text:p>
          </table:table-cell>
          <table:table-cell table:formula="of:=[.O354]*[.E354]" office:value-type="float" office:value="11.1501104683196" calcext:value-type="float">
            <text:p>11.1501104683196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6.2" calcext:value-type="float">
            <text:p>46.2</text:p>
          </table:table-cell>
          <table:table-cell table:formula="of:=[.B355]*60" office:value-type="float" office:value="2772" calcext:value-type="float">
            <text:p>2772</text:p>
          </table:table-cell>
          <table:table-cell office:value-type="float" office:value="19.09" calcext:value-type="float">
            <text:p>19.09</text:p>
          </table:table-cell>
          <table:table-cell office:value-type="float" office:value="298" calcext:value-type="float">
            <text:p>29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786" calcext:value-type="float">
            <text:p>786</text:p>
          </table:table-cell>
          <table:table-cell office:value-type="float" office:value="706" calcext:value-type="float">
            <text:p>706</text:p>
          </table:table-cell>
          <table:table-cell table:formula="of:=[.D355]/[.B355]*60" office:value-type="float" office:value="24.7922077922078" calcext:value-type="float">
            <text:p>24.7922077922078</text:p>
          </table:table-cell>
          <table:table-cell table:formula="of:=[.D355]/[.C355]/[.E355]" office:value-type="float" office:value="0.0000231098133782697" calcext:value-type="float">
            <text:p>2.31098133782697E-05</text:p>
          </table:table-cell>
          <table:table-cell table:formula="of:=[.M355] * 1.60934" office:value-type="float" office:value="0.0000371915470621846" calcext:value-type="float">
            <text:p>3.71915470621846E-05</text:p>
          </table:table-cell>
          <table:table-cell table:formula="of:=[.N355]*1000" office:value-type="float" office:value="0.0371915470621846" calcext:value-type="float">
            <text:p>0.0371915470621846</text:p>
          </table:table-cell>
          <table:table-cell table:formula="of:=[.O355]*[.E355]" office:value-type="float" office:value="11.083081024531" calcext:value-type="float">
            <text:p>11.083081024531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0" calcext:value-type="float">
            <text:p>50</text:p>
          </table:table-cell>
          <table:table-cell table:formula="of:=[.B356]*60" office:value-type="float" office:value="3000" calcext:value-type="float">
            <text:p>3000</text:p>
          </table:table-cell>
          <table:table-cell office:value-type="float" office:value="20.32" calcext:value-type="float">
            <text:p>20.32</text:p>
          </table:table-cell>
          <table:table-cell office:value-type="float" office:value="316" calcext:value-type="float">
            <text:p>316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869" calcext:value-type="float">
            <text:p>869</text:p>
          </table:table-cell>
          <table:table-cell office:value-type="float" office:value="791" calcext:value-type="float">
            <text:p>791</text:p>
          </table:table-cell>
          <table:table-cell table:formula="of:=[.D356]/[.B356]*60" office:value-type="float" office:value="24.384" calcext:value-type="float">
            <text:p>24.384</text:p>
          </table:table-cell>
          <table:table-cell table:formula="of:=[.D356]/[.C356]/[.E356]" office:value-type="float" office:value="0.0000214345991561181" calcext:value-type="float">
            <text:p>2.14345991561181E-05</text:p>
          </table:table-cell>
          <table:table-cell table:formula="of:=[.M356] * 1.60934" office:value-type="float" office:value="0.0000344955578059072" calcext:value-type="float">
            <text:p>3.44955578059072E-05</text:p>
          </table:table-cell>
          <table:table-cell table:formula="of:=[.N356]*1000" office:value-type="float" office:value="0.0344955578059072" calcext:value-type="float">
            <text:p>0.0344955578059072</text:p>
          </table:table-cell>
          <table:table-cell table:formula="of:=[.O356]*[.E356]" office:value-type="float" office:value="10.9005962666667" calcext:value-type="float">
            <text:p>10.9005962666667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48" calcext:value-type="float">
            <text:p>48</text:p>
          </table:table-cell>
          <table:table-cell table:formula="of:=[.B357]*60" office:value-type="float" office:value="2880" calcext:value-type="float">
            <text:p>2880</text:p>
          </table:table-cell>
          <table:table-cell office:value-type="float" office:value="19.9" calcext:value-type="float">
            <text:p>19.9</text:p>
          </table:table-cell>
          <table:table-cell office:value-type="float" office:value="307" calcext:value-type="float">
            <text:p>30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357]/[.B357]*60" office:value-type="float" office:value="24.875" calcext:value-type="float">
            <text:p>24.875</text:p>
          </table:table-cell>
          <table:table-cell table:formula="of:=[.D357]/[.C357]/[.E357]" office:value-type="float" office:value="0.0000225072385088672" calcext:value-type="float">
            <text:p>2.25072385088672E-05</text:p>
          </table:table-cell>
          <table:table-cell table:formula="of:=[.M357] * 1.60934" office:value-type="float" office:value="0.0000362217992218603" calcext:value-type="float">
            <text:p>3.62217992218603E-05</text:p>
          </table:table-cell>
          <table:table-cell table:formula="of:=[.N357]*1000" office:value-type="float" office:value="0.0362217992218603" calcext:value-type="float">
            <text:p>0.0362217992218603</text:p>
          </table:table-cell>
          <table:table-cell table:formula="of:=[.O357]*[.E357]" office:value-type="float" office:value="11.1200923611111" calcext:value-type="float">
            <text:p>11.1200923611111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6" calcext:value-type="float">
            <text:p>46</text:p>
          </table:table-cell>
          <table:table-cell table:formula="of:=[.B358]*60" office:value-type="float" office:value="2760" calcext:value-type="float">
            <text:p>2760</text:p>
          </table:table-cell>
          <table:table-cell office:value-type="float" office:value="19.12" calcext:value-type="float">
            <text:p>19.12</text:p>
          </table:table-cell>
          <table:table-cell office:value-type="float" office:value="299" calcext:value-type="float">
            <text:p>299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358]/[.B358]*60" office:value-type="float" office:value="24.9391304347826" calcext:value-type="float">
            <text:p>24.9391304347826</text:p>
          </table:table-cell>
          <table:table-cell table:formula="of:=[.D358]/[.C358]/[.E358]" office:value-type="float" office:value="0.00002316901749794" calcext:value-type="float">
            <text:p>2.316901749794E-05</text:p>
          </table:table-cell>
          <table:table-cell table:formula="of:=[.M358] * 1.60934" office:value-type="float" office:value="0.0000372868266201347" calcext:value-type="float">
            <text:p>3.72868266201347E-05</text:p>
          </table:table-cell>
          <table:table-cell table:formula="of:=[.N358]*1000" office:value-type="float" office:value="0.0372868266201348" calcext:value-type="float">
            <text:p>0.0372868266201348</text:p>
          </table:table-cell>
          <table:table-cell table:formula="of:=[.O358]*[.E358]" office:value-type="float" office:value="11.1487611594203" calcext:value-type="float">
            <text:p>11.1487611594203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9.5" calcext:value-type="float">
            <text:p>49.5</text:p>
          </table:table-cell>
          <table:table-cell table:formula="of:=[.B359]*60" office:value-type="float" office:value="2970" calcext:value-type="float">
            <text:p>2970</text:p>
          </table:table-cell>
          <table:table-cell office:value-type="float" office:value="20.24" calcext:value-type="float">
            <text:p>20.24</text:p>
          </table:table-cell>
          <table:table-cell office:value-type="float" office:value="293" calcext:value-type="float">
            <text:p>29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837" calcext:value-type="float">
            <text:p>837</text:p>
          </table:table-cell>
          <table:table-cell office:value-type="float" office:value="755" calcext:value-type="float">
            <text:p>755</text:p>
          </table:table-cell>
          <table:table-cell table:formula="of:=[.D359]/[.B359]*60" office:value-type="float" office:value="24.5333333333333" calcext:value-type="float">
            <text:p>24.5333333333333</text:p>
          </table:table-cell>
          <table:table-cell table:formula="of:=[.D359]/[.C359]/[.E359]" office:value-type="float" office:value="0.0000232587536341802" calcext:value-type="float">
            <text:p>2.32587536341802E-05</text:p>
          </table:table-cell>
          <table:table-cell table:formula="of:=[.M359] * 1.60934" office:value-type="float" office:value="0.0000374312425736316" calcext:value-type="float">
            <text:p>3.74312425736316E-05</text:p>
          </table:table-cell>
          <table:table-cell table:formula="of:=[.N359]*1000" office:value-type="float" office:value="0.0374312425736316" calcext:value-type="float">
            <text:p>0.0374312425736316</text:p>
          </table:table-cell>
          <table:table-cell table:formula="of:=[.O359]*[.E359]" office:value-type="float" office:value="10.9673540740741" calcext:value-type="float">
            <text:p>10.9673540740741</text:p>
          </table:table-cell>
          <table:table-cell table:number-columns-repeated="3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/>
          <table:table-cell table:formula="of:=[.B360]*60" office:value-type="float" office:value="0" calcext:value-type="float">
            <text:p>0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float" office:value="862" calcext:value-type="float">
            <text:p>862</text:p>
          </table:table-cell>
          <table:table-cell office:value-type="float" office:value="781" calcext:value-type="float">
            <text:p>781</text:p>
          </table:table-cell>
          <table:table-cell table:number-columns-repeated="8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 office:value-type="float" office:value="49.2" calcext:value-type="float">
            <text:p>49.2</text:p>
          </table:table-cell>
          <table:table-cell table:formula="of:=[.B361]*60" office:value-type="float" office:value="2952" calcext:value-type="float">
            <text:p>2952</text:p>
          </table:table-cell>
          <table:table-cell office:value-type="float" office:value="20.18" calcext:value-type="float">
            <text:p>20.18</text:p>
          </table:table-cell>
          <table:table-cell office:value-type="float" office:value="292" calcext:value-type="float">
            <text:p>292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829" calcext:value-type="float">
            <text:p>829</text:p>
          </table:table-cell>
          <table:table-cell office:value-type="float" office:value="746" calcext:value-type="float">
            <text:p>746</text:p>
          </table:table-cell>
          <table:table-cell table:formula="of:=[.D361]/[.B361]*60" office:value-type="float" office:value="24.609756097561" calcext:value-type="float">
            <text:p>24.609756097561</text:p>
          </table:table-cell>
          <table:table-cell table:formula="of:=[.D361]/[.C361]/[.E361]" office:value-type="float" office:value="0.0000234111073987452" calcext:value-type="float">
            <text:p>2.34111073987452E-05</text:p>
          </table:table-cell>
          <table:table-cell table:formula="of:=[.M361] * 1.60934" office:value-type="float" office:value="0.0000376764315810966" calcext:value-type="float">
            <text:p>3.76764315810966E-05</text:p>
          </table:table-cell>
          <table:table-cell table:formula="of:=[.N361]*1000" office:value-type="float" office:value="0.0376764315810966" calcext:value-type="float">
            <text:p>0.0376764315810966</text:p>
          </table:table-cell>
          <table:table-cell table:formula="of:=[.O361]*[.E361]" office:value-type="float" office:value="11.0015180216802" calcext:value-type="float">
            <text:p>11.0015180216802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0"/>
          <table:table-cell table:formula="of:=AVERAGE([.M2:.M353])" office:value-type="float" office:value="0.000026687382174031" calcext:value-type="float">
            <text:p>2.6687382174031E-05</text:p>
          </table:table-cell>
          <table:table-cell table:formula="of:=AVERAGE([.N2:.N353])" office:value-type="float" office:value="0.0000429490716279551" calcext:value-type="float">
            <text:p>4.29490716279551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6-05T23:52:28.274128348</dc:date>
    <meta:editing-duration>P1DT4H56M36S</meta:editing-duration>
    <meta:editing-cycles>184</meta:editing-cycles>
    <meta:generator>LibreOffice/7.3.4.2$Linux_X86_64 LibreOffice_project/30$Build-2</meta:generator>
    <meta:document-statistic meta:table-count="1" meta:cell-count="5633" meta:object-count="0"/>
  </office:meta>
</office:document-meta>
</file>